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277.07mm"/>
    </style:style>
    <style:style style:name="co17" style:family="table-column">
      <style:table-column-properties fo:break-before="auto" style:column-width="41.54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94.65mm"/>
    </style:style>
    <style:style style:name="co20" style:family="table-column">
      <style:table-column-properties fo:break-before="auto" style:column-width="44.1mm"/>
    </style:style>
    <style:style style:name="co21" style:family="table-column">
      <style:table-column-properties fo:break-before="auto" style:column-width="175.26mm"/>
    </style:style>
    <style:style style:name="co22" style:family="table-column">
      <style:table-column-properties fo:break-before="auto" style:column-width="43.59mm"/>
    </style:style>
    <style:style style:name="co23" style:family="table-column">
      <style:table-column-properties fo:break-before="auto" style:column-width="127.53mm"/>
    </style:style>
    <style:style style:name="co24" style:family="table-column">
      <style:table-column-properties fo:break-before="auto" style:column-width="58.38mm"/>
    </style:style>
    <style:style style:name="co25" style:family="table-column">
      <style:table-column-properties fo:break-before="auto" style:column-width="349.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TABLAS.C13]&amp;&quot; &quot;&amp;[TABLAS.C14]&amp;&quot; &quot;&amp;[TABLAS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TABLAS.C13]&amp;&quot; &quot;&amp;[TABLAS.C14]&amp;&quot; &quot;&amp;[TABLAS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4"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CLIENTE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 &amp;[TABLAS.A1]&amp;&quot;  &quot;&amp;[TABLAS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Elimina  personanombre personaapellido1 personaapellido2 personatelefono personacorreo zonaid clientedireccionexacta" calcext:value-type="string">
            <text:p>Elimin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personanombre personaapellido1 personaapellido2 personatelefono personacorreo zonaid clientedireccionexacta" calcext:value-type="string">
            <text:p>Modifica l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&quot;&amp;[TABLAS.A1]&amp;&quot;  &quot;&amp;[TABLAS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  &quot;&amp;[TABLAS.A9]&amp;&quot; 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    personanombre personaapellido1 personaapellido2 personatelefono personacorreo zonaid clientedireccionexacta" calcext:value-type="string">
            <text:p>Modifica la <text:s text:c="5"/>personanombre personaapellido1 personaapellido2 personatelefono personacorreo zonaid clientedireccionexacta</text:p>
          </table:table-cell>
          <table:table-cell/>
          <table:table-cell table:style-name="ce17" office:value-type="string" calcext:value-type="string">
            <text:p>nuevo Cliente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/>
          <table:table-cell table:style-name="ce28" office:value-type="string" calcext:value-type="string">
            <text:p>y nuevo persona</text:p>
          </table:table-cell>
          <table:table-cell/>
          <table:table-cell table:style-name="ce2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A1]&amp;&quot;   &quot;&amp;[TABLAS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tipoempleado" table:style-name="ta4">
        <table:table-column table:style-name="co13" table:default-cell-style-name="Default"/>
        <table:table-column table:style-name="co18" table:default-cell-style-name="ce13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TIPOEMPLEADO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26" table:formula="of:=[.E19]&amp;&quot;  &quot;&amp;[TABLAS.G1]" office:value-type="string" office:string-value="Elimina  tbtipoempleados" calcext:value-type="string">
            <text:p>Elimina <text:s/>tbtipoemplead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G2]&amp;&quot; &quot;&amp;[TABLAS.G3]&amp;&quot; &quot;&amp;[TABLAS.G4]&amp;&quot; &quot;&amp;[TABLAS.G5]" office:value-type="string" office:string-value="Elimina tipoempleado tipoempleadosalariobase tipoempleadodescripcion tipoempleadohoraextra" calcext:value-type="string">
            <text:p>Elimina 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G2]&amp;&quot; &quot;&amp;[TABLAS.G3]&amp;&quot; &quot;&amp;[TABLAS.G4]&amp;&quot; &quot;&amp;[TABLAS.G5]" office:value-type="string" office:string-value="Actualiza  tipoempleado tipoempleadosalariobase tipoempleadodescripcion tipoempleadohoraextra" calcext:value-type="string">
            <text:p>Actualiza <text:s/>tipoempleado tipoempleadosalariobase tipoempleadodescripcion tipoempleadohoraextra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/>
          <table:table-cell table:style-name="ce17" office:value-type="string" calcext:value-type="string">
            <text:p>nuevo tipo Empleado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tipo Empleado" calcext:value-type="string">
            <text:p>Crea un nuevo tipo Emplead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&quot;&amp;[TABLAS.G1]" office:value-type="string" office:string-value="Obtener datos de la  tbtipoempleados" calcext:value-type="string">
            <text:p>Obtener datos de la <text:s/>tbtipoemplead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 table:number-rows-repeated="5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materiaprima" table:style-name="ta4">
        <table:table-column table:style-name="co13" table:default-cell-style-name="Default"/>
        <table:table-column table:style-name="co18" table:default-cell-style-name="ce13"/>
        <table:table-column table:style-name="co21" table:default-cell-style-name="ce25"/>
        <table:table-column table:style-name="co13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MATERIA PRIM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C19]&amp;&quot;  &quot;&amp;[TABLAS.C20]&amp;&quot;  &quot;&amp;[TABLAS.C21]&amp;&quot;  &quot;&amp;[TABLAS.C22]" office:value-type="string" office:string-value="Elimina  materiaprimaid  materiaprimanombre  materiaprimaprecio  tipomateriaprimaid" calcext:value-type="string">
            <text:p>Elimina <text:s/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 &quot;&amp;[TABLAS.C18]" office:value-type="string" office:string-value="Modifica la   tbmateriasprimas" calcext:value-type="string">
            <text:p>Modifica la <text:s text:c="2"/>tbmateriasprim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C19]&amp;&quot;  &quot;&amp;[TABLAS.C20]&amp;&quot;  &quot;&amp;[TABLAS.C21]&amp;&quot;  &quot;&amp;[TABLAS.C22]" office:value-type="string" office:string-value="Actualiza  materiaprimaid  materiaprimanombre  materiaprimaprecio  tipomateriaprimaid" calcext:value-type="string">
            <text:p>Actualiza <text:s/>materiaprimaid <text:s/>materiaprimanombre <text:s/>materiaprimaprecio <text:s/>tipomateriaprimaid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Crea una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1]&amp;&quot;  &quot;&amp;[.E22]" office:value-type="string" office:string-value="Crea una  nuevo materia prima" calcext:value-type="string">
            <text:p>Crea una <text:s/>nuevo materia prima</text:p>
          </table:table-cell>
          <table:table-cell/>
          <table:table-cell table:style-name="ce17" office:value-type="string" calcext:value-type="string">
            <text:p>nuevo materia prim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 &quot;&amp;[TABLAS.C18]" office:value-type="string" office:string-value="Obtener datos de la   tbmateriasprimas" calcext:value-type="string">
            <text:p>Obtener datos de la <text:s text:c="2"/>tbmateriasprima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</table:table>
      <table:table table:name="crud  tipomateriaprim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3" table:default-cell-style-name="ce18"/>
        <table:table-column table:style-name="co1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TIPO MATERIA PRIM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TABLAS.E14]" office:value-type="string" office:string-value="tbtipomateriasprimas" calcext:value-type="string">
            <text:p>tbtipomateriasprim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E15]&amp;&quot;  &quot;&amp;[TABLAS.E16]" office:value-type="string" office:string-value="Elimina  tipomateriaprimaid  tipomateriaprimacategoria" calcext:value-type="string">
            <text:p>Elimina <text:s/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 &quot;&amp;[TABLAS.E14]" office:value-type="string" office:string-value="Modifica la   tbtipomateriasprimas" calcext:value-type="string">
            <text:p>Modifica la <text:s text:c="2"/>tbtipomateriasprim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18]&amp;&quot;   &quot;&amp;[TABLAS.E14]" office:value-type="string" office:string-value="Modifica la   tbtipomateriasprimas" calcext:value-type="string">
            <text:p>Modifica la <text:s text:c="2"/>tbtipomateriasprimas</text:p>
          </table:table-cell>
          <table:table-cell/>
          <table:table-cell table:style-name="ce17" office:value-type="string" calcext:value-type="string">
            <text:p>nuevo tipo de materia prim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E15]" office:value-type="string" office:string-value="tipomateriaprimaid" calcext:value-type="string">
            <text:p>tipomateriaprima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23]&amp;&quot;   &quot;&amp;[TABLAS.E14]" office:value-type="string" office:string-value="Obtener datos de la   tbtipomateriasprimas" calcext:value-type="string">
            <text:p>Obtener datos de la <text:s text:c="2"/>tbtipomateriasprima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</table:table>
      <table:table table:name="crud zon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3" table:default-cell-style-name="ce18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ZON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formula="of:=[TABLAS.A12]" office:value-type="string" office:string-value="zonaid" calcext:value-type="string">
            <text:p>zon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&quot;&amp;[TABLAS.A11]" office:value-type="string" office:string-value="Modifica la  tbzonas" calcext:value-type="string">
            <text:p>Modifica la <text:s/>tbzon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A12]" office:value-type="string" office:string-value="zonaid" calcext:value-type="string">
            <text:p>zon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A12]&amp;&quot;  &quot;&amp;[TABLAS.A13]&amp;&quot;   &quot;&amp;[TABLAS.A14]" office:value-type="string" office:string-value="Elimina  zonaid  zonanombre   zonaprecio" calcext:value-type="string">
            <text:p>Elimina <text:s/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&quot;&amp;[TABLAS.A11]" office:value-type="string" office:string-value="Modifica la  tbzonas" calcext:value-type="string">
            <text:p>Modifica la <text:s/>tbzon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A12]&amp;&quot;  &quot;&amp;[TABLAS.A13]&amp;&quot;   &quot;&amp;[TABLAS.A14]" office:value-type="string" office:string-value="Actualiza  zonaid  zonanombre   zonaprecio" calcext:value-type="string">
            <text:p>Actualiza <text:s/>zonaid <text:s/>zonanombre <text:s text:c="2"/>zona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18]&amp;&quot;  &quot;&amp;[TABLAS.A11]" office:value-type="string" office:string-value="Modifica la  tbzonas" calcext:value-type="string">
            <text:p>Modifica la <text:s/>tbzonas</text:p>
          </table:table-cell>
          <table:table-cell/>
          <table:table-cell table:style-name="ce17" office:value-type="string" calcext:value-type="string">
            <text:p>nuevo zon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A12]" office:value-type="string" office:string-value="zonaid" calcext:value-type="string">
            <text:p>zona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12]" office:value-type="string" office:string-value="zonaid" calcext:value-type="string">
            <text:p>zon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23]&amp;&quot;  &quot;&amp;[TABLAS.A11]" office:value-type="string" office:string-value="Obtener datos de la  tbzonas" calcext:value-type="string">
            <text:p>Obtener datos de la <text:s/>tbzona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A12]&amp;&quot;  &quot;&amp;[TABLAS.A13]&amp;&quot;   &quot;&amp;[TABLAS.A14]" office:value-type="string" office:string-value="zonaid  zonanombre   zonaprecio" calcext:value-type="string">
            <text:p>zonaid <text:s/>zonanombre <text:s text:c="2"/>zonaprecio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</table:table>
      <table:table table:name="crud empleado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5" table:default-cell-style-name="ce18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EMPLEADO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formula="of:=[TABLAS.E2]" office:value-type="string" office:string-value="empleadoid" calcext:value-type="string">
            <text:p>empleado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&quot;&amp;[TABLAS.E1]" office:value-type="string" office:string-value="Modifica la  tbempleados" calcext:value-type="string">
            <text:p>Modifica la <text:s/>tbemplead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formula="of:=[TABLAS.E2]" office:value-type="string" office:string-value="empleadoid" calcext:value-type="string">
            <text:p>empleado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limina  empleadoid  personaid  tipoempleado  empleadocedula  empleadocontrasenia  empleadoedad  empleadosexo  empleadoestadocivil  empleadocuentabancaria  empleadolicenciaid" calcext:value-type="string">
            <text:p>Elimina <text:s/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17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&quot;&amp;[TABLAS.E1]" office:value-type="string" office:string-value="Modifica la  tbempleados" calcext:value-type="string">
            <text:p>Modifica la <text:s/>tbemplead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18]&amp;&quot;  &quot;&amp;[TABLAS.E1]" office:value-type="string" office:string-value="Modifica la  tbempleados" calcext:value-type="string">
            <text:p>Modifica la <text:s/>tbempleados</text:p>
          </table:table-cell>
          <table:table-cell/>
          <table:table-cell table:style-name="ce17" office:value-type="string" calcext:value-type="string">
            <text:p>nuevo empleado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formula="of:=[.E21]&amp;&quot;  &quot;&amp;[.E22]" office:value-type="string" office:string-value="Crea un  nuevo empleado" calcext:value-type="string">
            <text:p>Crea un <text:s/>nuevo emplead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E2]" office:value-type="string" office:string-value="empleadoid" calcext:value-type="string">
            <text:p>empleado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E2]" office:value-type="string" office:string-value="empleadoid" calcext:value-type="string">
            <text:p>empleado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formula="of:=[.E23]&amp;&quot;   &quot;&amp;[TABLAS.E1]" office:value-type="string" office:string-value="Obtener datos de la   tbempleados" calcext:value-type="string">
            <text:p>Obtener datos de la <text:s text:c="2"/>tbemplead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formula="of:=[TABLAS.E2]&amp;&quot;  &quot;&amp;[TABLAS.E3]&amp;&quot;  &quot;&amp;[TABLAS.E4]&amp;&quot;  &quot;&amp;[TABLAS.E5]&amp;&quot;  &quot;&amp;[TABLAS.E6]&amp;&quot;  &quot;&amp;[TABLAS.E7]&amp;&quot;  &quot;&amp;[TABLAS.E8]&amp;&quot;  &quot;&amp;[TABLAS.E9]&amp;&quot;  &quot;&amp;[TABLAS.E10]&amp;&quot;  &quot;&amp;[TABLAS.E11]" office:value-type="string" office:string-value="empleadoid  personaid  tipoempleado  empleadocedula  empleadocontrasenia  empleadoedad  empleadosexo  empleadoestadocivil  empleadocuentabancaria  empleadolicenciaid" calcext:value-type="string">
            <text:p>empleadoid <text:s/>personaid <text:s/>tipoempleado <text:s/>empleadocedula <text:s/>empleadocontrasenia <text:s/>empleadoedad <text:s/>empleadosexo <text:s/>empleadoestadocivil <text:s/>empleadocuentabancaria <text:s/>empleadolicenciaid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7:59:29.525322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8:26:07.529844609</dc:date>
    <meta:generator>LibreOffice/5.1.6.2$Linux_X86_64 LibreOffice_project/10m0$Build-2</meta:generator>
    <meta:editing-duration>PT1H50M9S</meta:editing-duration>
    <meta:editing-cycles>31</meta:editing-cycles>
    <meta:document-statistic meta:table-count="9" meta:cell-count="57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